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ś jest Bóg, </text:span><text:span text:style-name="T1">wywyższamy Cię</text:span><text:span text:style-name="T1"><text:line-break/></text:span><text:span text:style-name="T1">Tyś jest Pan, </text:span><text:span text:style-name="T1">uwielbiamy Cię</text:span><text:span text:style-name="T1"><text:line-break/></text:span><text:span text:style-name="T1">Tyś nasz odwieczny Ojciec,</text:span><text:span text:style-name="T1"><text:line-break/></text:span><text:span text:style-name="T1">Twe stworzenie wielbi Cię,</text:span><text:span text:style-name="T1"><text:line-break/></text:span><text:span text:style-name="T1">Twe stworzenie wielbi Cię.</text:span><text:span text:style-name="T1"><text:line-break/></text:span><text:span text:style-name="T1">A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1T22:43:08</meta:creation-date>
    <dc:creator>Rafał Talacha</dc:creator>
    <dc:date>2009-02-01T13:43:46</dc:date>
    <dc:language>pl-PL</dc:language>
    <meta:editing-cycles>5</meta:editing-cycles>
    <meta:editing-duration>PT2M4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